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12cm" fo:min-width="2.9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4cm" fo:min-width="0.189cm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3.882cm"/>
    </style:style>
    <style:style style:name="gr4" style:family="graphic" style:parent-style-name="standard">
      <style:graphic-properties draw:fill-color="#ff9900" draw:textarea-horizontal-align="justify" draw:textarea-vertical-align="middle" draw:auto-grow-height="false" fo:min-height="0.512cm" fo:min-width="1.7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189cm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 fo:min-height="0.512cm" fo:min-width="0.373cm"/>
    </style:style>
    <style:style style:name="gr7" style:family="graphic" style:parent-style-name="standard">
      <style:graphic-properties draw:fill-color="#ff9900" draw:textarea-horizontal-align="justify" draw:textarea-vertical-align="middle" draw:auto-grow-height="false" fo:min-height="0.512cm" fo:min-width="1.5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188cm"/>
    </style:style>
    <style:style style:name="gr9" style:family="graphic" style:parent-style-name="standard">
      <style:graphic-properties draw:textarea-horizontal-align="justify" draw:textarea-vertical-align="middle" draw:auto-grow-height="false" fo:min-height="0.512cm" fo:min-width="2.461cm"/>
    </style:style>
    <style:style style:name="gr10" style:family="graphic" style:parent-style-name="standard">
      <style:graphic-properties draw:fill-color="#ffff66" draw:textarea-horizontal-align="justify" draw:textarea-vertical-align="middle" draw:auto-grow-height="false" fo:min-height="0.512cm" fo:min-width="0.47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6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22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512cm" fo:min-width="1.88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278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58cm"/>
    </style:style>
    <style:style style:name="gr18" style:family="graphic" style:parent-style-name="standard">
      <style:graphic-properties draw:fill-color="#ff9900" draw:textarea-horizontal-align="justify" draw:textarea-vertical-align="middle" draw:auto-grow-height="false" fo:min-height="0.512cm" fo:min-width="1.88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4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New" fo:font-size="11pt" style:font-size-asian="11pt" style:font-size-complex="11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ff9900"/>
      <style:paragraph-properties fo:text-align="center"/>
      <style:text-properties style:font-name="Courier New" fo:font-size="11pt" style:font-size-asian="11pt" style:font-size-complex="11pt"/>
    </style:style>
    <style:style style:name="P5" style:family="paragraph">
      <loext:graphic-properties draw:fill-color="#ffff66"/>
      <style:paragraph-properties fo:text-align="center"/>
      <style:text-properties style:font-name="Courier New" fo:font-size="11pt" style:font-size-asian="11pt" style:font-size-complex="11pt"/>
    </style:style>
    <style:style style:name="P6" style:family="paragraph">
      <loext:graphic-properties draw:fill="none" draw:fill-color="#ffffff"/>
      <style:paragraph-properties fo:text-align="center"/>
      <style:text-properties style:font-name="FreeSans" fo:font-size="11pt" style:font-size-asian="11pt" style:font-size-complex="11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Courier New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Courier New"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FreeSans" fo:font-size="11pt" style:font-size-asian="11pt" style:font-size-complex="11pt"/>
    </style:style>
    <style:style style:name="T4" style:family="text">
      <style:text-properties style:font-name="Courier New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26cm" svg:height="0.762cm" svg:x="9.419cm" svg:y="3.398cm">
          <text:p text:style-name="P1"><text:span text:style-name="T1">"tent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3.426cm" svg:height="0.762cm" svg:x="9.419cm" svg:y="4.153cm">
          <text:p text:style-name="P1"><text:span text:style-name="T1">"lantern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426cm" svg:height="0.762cm" svg:x="9.413cm" svg:y="4.908cm">
          <text:p text:style-name="P1"><text:span text:style-name="T1">"sleeping bag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161cm" svg:height="0.984cm" svg:x="10.49cm" svg:y="2.729cm">
          <draw:text-box>
            <text:p><text:span text:style-name="T2">item</text:span></text:p>
          </draw:text-box>
        </draw:frame>
        <draw:custom-shape draw:style-name="gr3" draw:text-style-name="P2" draw:layer="layout" svg:width="4.382cm" svg:height="0.762cm" svg:x="12.841cm" svg:y="3.398cm">
          <text:p text:style-name="P1"><text:span text:style-name="T1">"Colema</text:span><text:span text:style-name="T1">n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382cm" svg:height="0.762cm" svg:x="12.841cm" svg:y="4.153cm">
          <text:p text:style-name="P1"><text:span text:style-name="T1">"Black Diamond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382cm" svg:height="0.762cm" svg:x="12.847cm" svg:y="4.908cm">
          <text:p text:style-name="P1"><text:span text:style-name="T1">"North Face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213cm" svg:height="0.762cm" svg:x="17.23cm" svg:y="3.399cm">
          <text:p text:style-name="P1"><text:span text:style-name="T1">8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213cm" svg:height="0.762cm" svg:x="17.23cm" svg:y="4.154cm">
          <text:p text:style-name="P1"><text:span text:style-name="T1">1.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213cm" svg:height="0.762cm" svg:x="17.232cm" svg:y="4.909cm">
          <text:p text:style-name="P1"><text:span text:style-name="T1">2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161cm" svg:height="0.984cm" svg:x="14.112cm" svg:y="2.716cm">
          <draw:text-box>
            <text:p><text:span text:style-name="T2">brand</text:span></text:p>
          </draw:text-box>
        </draw:frame>
        <draw:frame draw:style-name="gr5" draw:text-style-name="P3" draw:layer="layout" svg:width="4.722cm" svg:height="0.725cm" svg:x="17.518cm" svg:y="2.729cm">
          <draw:text-box>
            <text:p><text:span text:style-name="T2">weight</text:span></text:p>
          </draw:text-box>
        </draw:frame>
        <draw:custom-shape draw:style-name="gr6" draw:text-style-name="P5" draw:layer="layout" svg:width="0.873cm" svg:height="0.762cm" svg:x="19.435cm" svg:y="3.399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873cm" svg:height="0.762cm" svg:x="19.435cm" svg:y="4.154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873cm" svg:height="0.762cm" svg:x="19.436cm" svg:y="4.909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4.722cm" svg:height="0.725cm" svg:x="19.348cm" svg:y="2.73cm">
          <draw:text-box>
            <text:p><text:span text:style-name="T2">qty</text:span></text:p>
          </draw:text-box>
        </draw:frame>
        <draw:custom-shape draw:style-name="gr7" draw:text-style-name="P4" xml:id="id6" draw:id="id6" draw:layer="layout" svg:width="2.062cm" svg:height="0.762cm" svg:x="10.805cm" svg:y="6.897cm">
          <text:p text:style-name="P1"><text:span text:style-name="T1">6</text:span><text:span text:style-name="T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.062cm" svg:height="0.762cm" svg:x="10.805cm" svg:y="7.652cm">
          <text:p text:style-name="P1"><text:span text:style-name="T1">-</text:span><text:span text:style-name="T1">1</text:span><text:span text:style-name="T1">.</text:span><text:span text:style-name="T1">7</text:span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.062cm" svg:height="0.762cm" svg:x="10.807cm" svg:y="8.407cm">
          <text:p text:style-name="P1"><text:span text:style-name="T1">4</text:span><text:span text:style-name="T1">.</text:span><text:span text:style-name="T1">2</text:span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.062cm" svg:height="0.762cm" svg:x="10.807cm" svg:y="9.162cm">
          <text:p text:style-name="P1"><text:span text:style-name="T1">2</text:span><text:span text:style-name="T1">.</text:span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0.555cm" svg:height="0.725cm" svg:x="10.168cm" svg:y="6.866cm">
          <draw:text-box>
            <text:p><text:span text:style-name="T2">0</text:span></text:p>
          </draw:text-box>
        </draw:frame>
        <draw:frame draw:style-name="gr5" draw:text-style-name="P3" draw:layer="layout" svg:width="0.555cm" svg:height="0.725cm" svg:x="10.15cm" svg:y="7.672cm">
          <draw:text-box>
            <text:p><text:span text:style-name="T2">1</text:span></text:p>
          </draw:text-box>
        </draw:frame>
        <draw:frame draw:style-name="gr5" draw:text-style-name="P3" draw:layer="layout" svg:width="0.555cm" svg:height="0.725cm" svg:x="10.14cm" svg:y="8.463cm">
          <draw:text-box>
            <text:p><text:span text:style-name="T2">2</text:span></text:p>
          </draw:text-box>
        </draw:frame>
        <draw:frame draw:style-name="gr8" draw:text-style-name="P3" draw:layer="layout" svg:width="0.554cm" svg:height="0.725cm" svg:x="10.145cm" svg:y="9.249cm">
          <draw:text-box>
            <text:p><text:span text:style-name="T2">3</text:span></text:p>
          </draw:text-box>
        </draw:frame>
        <draw:custom-shape draw:style-name="gr7" draw:text-style-name="P4" draw:layer="layout" svg:width="2.062cm" svg:height="0.762cm" svg:x="10.807cm" svg:y="9.912cm">
          <text:p text:style-name="P1"><text:span text:style-name="T1">-.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0.554cm" svg:height="0.725cm" svg:x="10.145cm" svg:y="9.999cm">
          <draw:text-box>
            <text:p><text:span text:style-name="T2">4</text:span></text:p>
          </draw:text-box>
        </draw:frame>
        <draw:custom-shape draw:style-name="gr9" draw:text-style-name="P2" draw:layer="layout" svg:width="2.961cm" svg:height="0.762cm" svg:x="15.986cm" svg:y="7.599cm">
          <text:p text:style-name="P1"><text:span text:style-name="T1">"Stacey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4" draw:id="id4" draw:layer="layout" svg:width="2.961cm" svg:height="0.762cm" svg:x="15.986cm" svg:y="8.354cm">
          <text:p text:style-name="P1"><text:span text:style-name="T1">"Leighanne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8" draw:id="id8" draw:layer="layout" svg:width="2.961cm" svg:height="0.762cm" svg:x="15.99cm" svg:y="9.109cm">
          <text:p text:style-name="P1"><text:span text:style-name="T1">"Jeff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27cm" svg:height="0.725cm" svg:x="16.87cm" svg:y="6.885cm">
          <draw:text-box>
            <text:p><text:span text:style-name="T2">key</text:span></text:p>
          </draw:text-box>
        </draw:frame>
        <draw:custom-shape draw:style-name="gr10" draw:text-style-name="P5" draw:layer="layout" svg:width="0.979cm" svg:height="0.762cm" svg:x="18.917cm" svg:y="7.6cm">
          <text:p text:style-name="P1"><text:span text:style-name="T1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979cm" svg:height="0.762cm" svg:x="18.917cm" svg:y="8.355cm">
          <text:p text:style-name="P1"><text:span text:style-name="T1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979cm" svg:height="0.762cm" svg:x="18.918cm" svg:y="9.11cm">
          <text:p text:style-name="P1"><text:span text:style-name="T1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701cm" svg:height="0.725cm" svg:x="18.672cm" svg:y="6.898cm">
          <draw:text-box>
            <text:p><text:span text:style-name="T2">value</text:span></text:p>
          </draw:text-box>
        </draw:frame>
        <draw:frame draw:style-name="gr11" draw:text-style-name="P6" draw:layer="layout" svg:width="3.131cm" svg:height="1.029cm" svg:x="5.103cm" svg:y="1.325cm">
          <draw:text-box>
            <text:p text:style-name="P1"><text:span text:style-name="T3">Variable names</text:span></text:p>
            <text:p text:style-name="P1"><text:span text:style-name="T3">&amp; atomic data</text:span></text:p>
          </draw:text-box>
        </draw:frame>
        <draw:frame draw:style-name="gr12" draw:text-style-name="P6" draw:layer="layout" svg:width="3.122cm" svg:height="0.64cm" svg:x="13.304cm" svg:y="1.526cm">
          <draw:text-box>
            <text:p text:style-name="P1"><text:span text:style-name="T3">Aggregate data</text:span></text:p>
          </draw:text-box>
        </draw:frame>
        <draw:line draw:style-name="gr13" draw:text-style-name="P7" draw:layer="layout" svg:x1="8.867cm" svg:y1="1.325cm" svg:x2="8.865cm" svg:y2="10.625cm">
          <text:p/>
        </draw:line>
        <draw:line draw:style-name="gr13" draw:text-style-name="P7" draw:layer="layout" svg:x1="4.449cm" svg:y1="2.468cm" svg:x2="20.169cm" svg:y2="2.466cm">
          <text:p/>
        </draw:line>
        <draw:custom-shape draw:style-name="gr14" draw:text-style-name="P2" draw:layer="layout" svg:width="2.386cm" svg:height="0.762cm" svg:x="5.953cm" svg:y="6.308cm">
          <text:p text:style-name="P1"><text:span text:style-name="T1">"DATA 101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8" draw:layer="layout" svg:width="1.899cm" svg:height="0.696cm" svg:x="3.978cm" svg:y="6.334cm">
          <draw:text-box>
            <text:p><text:span text:style-name="T4">course</text:span></text:p>
          </draw:text-box>
        </draw:frame>
        <draw:frame draw:style-name="gr15" draw:text-style-name="P8" xml:id="id1" draw:id="id1" draw:layer="layout" svg:width="3.296cm" svg:height="0.696cm" svg:x="2.593cm" svg:y="4.534cm">
          <draw:text-box>
            <text:p><text:span text:style-name="T4">camping_gear</text:span></text:p>
          </draw:text-box>
        </draw:frame>
        <draw:connector draw:style-name="gr16" draw:text-style-name="P7" draw:layer="layout" draw:type="curve" svg:x1="5.889cm" svg:y1="4.882cm" svg:x2="9.419cm" svg:y2="4.534cm" draw:start-shape="id1" draw:start-glue-point="1" draw:end-shape="id2" svg:d="M5889 4882c2647 0 883-348 3530-348" svg:viewBox="0 0 3531 349">
          <text:p/>
        </draw:connector>
        <draw:frame draw:style-name="gr15" draw:text-style-name="P8" xml:id="id5" draw:id="id5" draw:layer="layout" svg:width="4.693cm" svg:height="0.696cm" svg:x="1.185cm" svg:y="7.477cm">
          <draw:text-box>
            <text:p><text:span text:style-name="T4">stock_fluctuations</text:span></text:p>
          </draw:text-box>
        </draw:frame>
        <draw:frame draw:style-name="gr17" draw:text-style-name="P8" xml:id="id3" draw:id="id3" draw:layer="layout" svg:width="1.433cm" svg:height="0.696cm" svg:x="4.429cm" svg:y="5.384cm">
          <draw:text-box>
            <text:p><text:span text:style-name="T4">ages</text:span></text:p>
          </draw:text-box>
        </draw:frame>
        <draw:connector draw:style-name="gr16" draw:text-style-name="P7" draw:layer="layout" draw:type="curve" draw:line-skew="2.779cm" svg:x1="5.862cm" svg:y1="5.732cm" svg:x2="15.986cm" svg:y2="8.735cm" draw:start-shape="id3" draw:start-glue-point="1" draw:end-shape="id4" draw:end-glue-point="3" svg:d="M5862 5732c11760 0 6698 3003 10124 3003" svg:viewBox="0 0 10125 3004">
          <text:p/>
        </draw:connector>
        <draw:connector draw:style-name="gr16" draw:text-style-name="P7" draw:layer="layout" draw:type="curve" svg:x1="5.878cm" svg:y1="7.825cm" svg:x2="11.836cm" svg:y2="6.897cm" draw:start-shape="id5" draw:start-glue-point="1" draw:end-shape="id6" draw:end-glue-point="0" svg:d="M5878 7825c3694 0 3078-715 3644-1135s2314-544 2314 207" svg:viewBox="0 0 5959 1472">
          <text:p/>
        </draw:connector>
        <draw:custom-shape draw:style-name="gr18" draw:text-style-name="P4" draw:layer="layout" svg:width="2.386cm" svg:height="0.762cm" svg:x="5.954cm" svg:y="3.208cm">
          <text:p text:style-name="P1"><text:span text:style-name="T1">3.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8" draw:layer="layout" svg:width="1.201cm" svg:height="0.696cm" svg:x="4.621cm" svg:y="3.234cm">
          <draw:text-box>
            <text:p><text:span text:style-name="T4">gpa</text:span></text:p>
          </draw:text-box>
        </draw:frame>
        <draw:frame draw:style-name="gr17" draw:text-style-name="P8" xml:id="id7" draw:id="id7" draw:layer="layout" svg:width="1.899cm" svg:height="0.696cm" svg:x="3.988cm" svg:y="8.384cm">
          <draw:text-box>
            <text:p><text:span text:style-name="T4">people</text:span></text:p>
          </draw:text-box>
        </draw:frame>
        <draw:connector draw:style-name="gr16" draw:text-style-name="P7" draw:layer="layout" draw:type="curve" draw:line-skew="-3.299cm 0.855cm" svg:x1="5.887cm" svg:y1="8.732cm" svg:x2="17.47cm" svg:y2="9.871cm" draw:start-shape="id7" draw:start-glue-point="1" draw:end-shape="id8" draw:end-glue-point="2" svg:d="M5887 8732c2628 0 2189 1248 4428 2041s7155 1132 7155-902" svg:viewBox="0 0 11584 26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0:37:43.113345926</meta:creation-date>
    <dc:date>2019-09-12T15:52:55.127309375</dc:date>
    <meta:editing-duration>PT1H47M6S</meta:editing-duration>
    <meta:editing-cycles>14</meta:editing-cycles>
    <meta:generator>LibreOffice/6.0.7.3$Linux_X86_64 LibreOffice_project/00m0$Build-3</meta:generator>
    <meta:document-statistic meta:object-count="50"/>
  </office:meta>
</office:document-meta>
</file>